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6.28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cm" svg:height="6.286cm" svg:x="3.152cm" svg:y="3.529cm" presentation:class="subtitle" presentation:user-transformed="true">
          <draw:text-box>
            <text:p>Indic Wikisource Co-ordination </text:p>
            <text:p>with </text:p>
            <text:p>Google OCR </text:p>
          </draw:text-box>
        </draw:frame>
        <draw:frame draw:style-name="gr1" draw:text-style-name="P2" draw:layer="layout" svg:width="9cm" svg:height="3.095cm" svg:x="16.4cm" svg:y="13cm">
          <draw:text-box>
            <text:p>Workshop <text:s/>by Jayanta Nath</text:p>
            <text:p><text:s text:c="13"/><text:a xlink:href="mailto:jayantanth@gmail.com" xlink:type="simple">jayantanth@gmail.com</text:a></text:p>
            <text:p>User:jayantant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Linux system</text:p>
              </text:list-item>
              <text:list-item>
                <text:p>Windows syst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WINDOWS SYSTEM</text:p>
              </text:list-header>
              <text:list-item>
                <text:p>ORACLE VIRTUAL BOX</text:p>
              </text:list-item>
              <text:list-item>
                <text:p>UBUNTU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INSTALL GOOGLE OCR</text:p>
                <text:p><text:a xlink:href="https://github.com/tshrinivasan/OCR4wikisource" xlink:type="simple">https://github.com/tshrinivasan/OCR4wikisourc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6T13:16:05.673189788</meta:creation-date>
    <dc:date>2016-08-06T15:22:51.303531305</dc:date>
    <meta:editing-duration>PT1H36M</meta:editing-duration>
    <meta:editing-cycles>1</meta:editing-cycles>
    <meta:document-statistic meta:object-count="34"/>
    <meta:generator>LibreOffice/5.0.2.2$Linux_X86_64 LibreOffice_project/00m0$Build-2</meta:generator>
  </office:meta>
</office:document-meta>
</file>